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@echo off</text:p>
      <text:p text:style-name="Standard">echo ============================================</text:p>
      <text:p text:style-name="Standard">echo   Cierre controlado de la aplicación web</text:p>
      <text:p text:style-name="Standard">echo ============================================</text:p>
      <text:p text:style-name="Standard"/>
      <text:p text:style-name="Standard">:: Confirmar cierre de FastAPI (uvicorn)</text:p>
      <text:p text:style-name="Standard">set /p cerrar_uvicorn=¿Querés cerrar el backend (FastAPI)? (s/n): </text:p>
      <text:p text:style-name="Standard">if /i "%cerrar_uvicorn%"=="s" (</text:p>
      <text:p text:style-name="Standard">    taskkill /f /im uvicorn.exe &gt;nul 2&gt;&amp;1</text:p>
      <text:p text:style-name="Standard">    echo Backend cerrado.</text:p>
      <text:p text:style-name="Standard">) else (</text:p>
      <text:p text:style-name="Standard">    echo Backend sigue funcionando.</text:p>
      <text:p text:style-name="Standard">)</text:p>
      <text:p text:style-name="Standard"/>
      <text:p text:style-name="Standard">:: Confirmar cierre del frontend (React - Vite)</text:p>
      <text:p text:style-name="Standard">set /p cerrar_node=¿Querés cerrar el frontend (Vite)? (s/n): </text:p>
      <text:p text:style-name="Standard">if /i "%cerrar_node%"=="s" (</text:p>
      <text:p text:style-name="Standard">    taskkill /f /im node.exe &gt;nul 2&gt;&amp;1</text:p>
      <text:p text:style-name="Standard">    echo Frontend cerrado.</text:p>
      <text:p text:style-name="Standard">) else (</text:p>
      <text:p text:style-name="Standard">    echo Frontend sigue funcionando.</text:p>
      <text:p text:style-name="Standard">)</text:p>
      <text:p text:style-name="Standard"/>
      <text:p text:style-name="Standard">:: Confirmar cierre de consolas (cmd)</text:p>
      <text:p text:style-name="Standard">set /p cerrar_cmd=¿Querés cerrar las consolas CMD abiertas por la app? (s/n): </text:p>
      <text:p text:style-name="Standard">if /i "%cerrar_cmd%"=="s" (</text:p>
      <text:p text:style-name="Standard">    taskkill /f /im cmd.exe &gt;nul 2&gt;&amp;1</text:p>
      <text:p text:style-name="Standard">    echo Consolas CMD cerradas.</text:p>
      <text:p text:style-name="Standard">) else (</text:p>
      <text:p text:style-name="Standard">    echo Consolas CMD siguen abiertas.</text:p>
      <text:p text:style-name="Standard">)</text:p>
      <text:p text:style-name="Standard"/>
      <text:p text:style-name="Standard">echo --------------------------------------------</text:p>
      <text:p text:style-name="Standard">echo   Proceso de cierre completo.</text:p>
      <text:p text:style-name="Standard">pause</text:p>
      <text:p text:style-name="Standard">exi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4T00:18:53.225373900</meta:creation-date>
    <dc:date>2025-08-04T00:19:11.031536400</dc:date>
    <meta:editing-duration>PT19S</meta:editing-duration>
    <meta:editing-cycles>1</meta:editing-cycles>
    <meta:document-statistic meta:table-count="0" meta:image-count="0" meta:object-count="0" meta:page-count="1" meta:paragraph-count="32" meta:word-count="135" meta:character-count="993" meta:non-whitespace-character-count="847"/>
    <meta:generator>LibreOffice/25.2.4.3$Windows_X86_64 LibreOffice_project/33e196637044ead23f5c3226cde09b47731f7e27</meta:generator>
  </office:meta>
</office:document-meta>
</file>